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following is a list of editable objects and their relevant edit actions.</text:p>
      <text:p text:style-name="Standard"></text:p>
      <text:p text:style-name="Standard"><text:s/></text:p>
      <text:p text:style-name="Standard"></text:p>
      <text:p text:style-name="Standard">Relational Objects</text:p>
      <text:p text:style-name="Standard"></text:p>
      <text:p text:style-name="Standard"><text:s/></text:p>
      <text:p text:style-name="Standard"></text:p>
      <text:p text:style-name="Standard">All</text:p>
      <text:p text:style-name="Standard"></text:p>
      <text:p text:style-name="Standard"><text:s text:c="4"/>- Set Name</text:p>
      <text:p text:style-name="Standard"><text:s text:c="4"/>- Set Name In Source</text:p>
      <text:p text:style-name="Standard"><text:s text:c="4"/>- Set Description (Annotation)</text:p>
      <text:p text:style-name="Standard"><text:s text:c="4"/>- Create</text:p>
      <text:p text:style-name="Standard"><text:s text:c="4"/>- Rename</text:p>
      <text:p text:style-name="Standard"><text:s text:c="4"/>- Delete</text:p>
      <text:p text:style-name="Standard"><text:s text:c="4"/>- Set Property</text:p>
      <text:p text:style-name="Standard"></text:p>
      <text:p text:style-name="Standard">Schema</text:p>
      <text:p text:style-name="Standard"></text:p>
      <text:p text:style-name="Standard"><text:s text:c="4"/>== CHILDREN ==</text:p>
      <text:p text:style-name="Standard"></text:p>
      <text:p text:style-name="Standard"><text:s text:c="4"/>- Add Table(s)</text:p>
      <text:p text:style-name="Standard"><text:s text:c="4"/>- Remove Table(s)</text:p>
      <text:p text:style-name="Standard"><text:s text:c="4"/>- Add View(s)</text:p>
      <text:p text:style-name="Standard"><text:s text:c="4"/>- Remove View(s)</text:p>
      <text:p text:style-name="Standard"><text:s text:c="4"/>- Add Index(s)</text:p>
      <text:p text:style-name="Standard"><text:s text:c="4"/>- Remove Indexe(s)</text:p>
      <text:p text:style-name="Standard"><text:s text:c="4"/>- Add Function(s)</text:p>
      <text:p text:style-name="Standard"><text:s text:c="4"/>- Remove Function(s)</text:p>
      <text:p text:style-name="Standard"><text:s text:c="4"/>- Add Procedure(s)</text:p>
      <text:p text:style-name="Standard"><text:s text:c="4"/>- Remove Procedure(s)</text:p>
      <text:p text:style-name="Standard"></text:p>
      <text:p text:style-name="Standard"><text:s/></text:p>
      <text:p text:style-name="Standard"></text:p>
      <text:p text:style-name="Standard">Table</text:p>
      <text:p text:style-name="Standard"></text:p>
      <text:p text:style-name="Standard"><text:s text:c="4"/>== CHILDREN ==</text:p>
      <text:p text:style-name="Standard"></text:p>
      <text:p text:style-name="Standard"><text:s text:c="4"/>- Add Column(s)</text:p>
      <text:p text:style-name="Standard"><text:s text:c="4"/>- Remove Column(s)</text:p>
      <text:p text:style-name="Standard"><text:s text:c="4"/>- Move Column(s)</text:p>
      <text:p text:style-name="Standard"><text:s text:c="4"/>- Add Foreign Key(s)</text:p>
      <text:p text:style-name="Standard"><text:s text:c="4"/>- Remove Foreign Key(s)</text:p>
      <text:p text:style-name="Standard"><text:s text:c="4"/>- Add Access Pattern(s)</text:p>
      <text:p text:style-name="Standard"><text:s text:c="4"/>- Remove Access Pattern(s)</text:p>
      <text:p text:style-name="Standard"><text:s text:c="4"/>- Add Unique Constraint(s)</text:p>
      <text:p text:style-name="Standard"><text:s text:c="4"/>- Remove Unique Constraint(s)</text:p>
      <text:p text:style-name="Standard"><text:s text:c="4"/>- Add Primary Key</text:p>
      <text:p text:style-name="Standard"><text:soft-page-break/><text:s text:c="4"/>- Remove Primary Key</text:p>
      <text:p text:style-name="Standard"></text:p>
      <text:p text:style-name="Standard">Column</text:p>
      <text:p text:style-name="Standard"></text:p>
      <text:p text:style-name="Standard"><text:s text:c="4"/>- Set Datatype</text:p>
      <text:p text:style-name="Standard"><text:s text:c="8"/>- Set Datatype property (length, precision, etc....)</text:p>
      <text:p text:style-name="Standard"></text:p>
      <text:p text:style-name="Standard"><text:s text:c="4"/>== CHILDREN == (none)</text:p>
      <text:p text:style-name="Standard"></text:p>
      <text:p text:style-name="Standard"><text:s/></text:p>
      <text:p text:style-name="Standard"></text:p>
      <text:p text:style-name="Standard">Primary Key</text:p>
      <text:p text:style-name="Standard"><text:s text:c="4"/>- Set Column Reference(s)</text:p>
      <text:p text:style-name="Standard"></text:p>
      <text:p text:style-name="Standard">Access Pattern</text:p>
      <text:p text:style-name="Standard"><text:s text:c="4"/>- Add/Remove Column Reference(s)</text:p>
      <text:p text:style-name="Standard"></text:p>
      <text:p text:style-name="Standard">Unique Constraint</text:p>
      <text:p text:style-name="Standard"><text:s text:c="4"/>- Add/Remove Column Reference(s)</text:p>
      <text:p text:style-name="Standard"></text:p>
      <text:p text:style-name="Standard">Foreign Key</text:p>
      <text:p text:style-name="Standard"><text:s text:c="4"/>- Add/Remove Column Reference(s)</text:p>
      <text:p text:style-name="Standard"><text:s text:c="4"/>- Unique Key Reference</text:p>
      <text:p text:style-name="Standard"></text:p>
      <text:p text:style-name="Standard"><text:s/></text:p>
      <text:p text:style-name="Standard"></text:p>
      <text:p text:style-name="Standard">Procedure/Function</text:p>
      <text:p text:style-name="Standard"></text:p>
      <text:p text:style-name="Standard"><text:s text:c="4"/>== CHILDREN ==</text:p>
      <text:p text:style-name="Standard"></text:p>
      <text:p text:style-name="Standard"><text:s text:c="4"/>- Add Parameter(s)</text:p>
      <text:p text:style-name="Standard"><text:s text:c="4"/>- Remove Parameter(s)</text:p>
      <text:p text:style-name="Standard"><text:s text:c="4"/>- Move Parameter(s)</text:p>
      <text:p text:style-name="Standard"><text:s text:c="4"/>- Add/Remove/Edit Result Set</text:p>
      <text:p text:style-name="Standard"><text:s text:c="8"/>- Add/Remove/Edit Column(s)</text:p>
      <text:p text:style-name="Standard"><text:s text:c="8"/>- Set Column datatype</text:p>
      <text:p text:style-name="Standard"/>
      <text:p text:style-name="Standard">Security/Governance</text:p>
      <text:p text:style-name="Standard"></text:p>
      <text:p text:style-name="Standard">Visibility</text:p>
      <text:p text:style-name="Standard"></text:p>
      <text:p text:style-name="Standard"><text:s text:c="4"/>- Currently Visibility is defined at the Model level in a VDB</text:p>
      <text:p text:style-name="Standard"><text:s text:c="4"/>- Should we provide Visibility to be defined at each level?</text:p>
      <text:p text:style-name="Standard"><text:s text:c="8"/>- Schema, Table/View/Procedure, Column/Parameter etc...</text:p>
      <text:p text:style-name="Standard"/>
      <text:p text:style-name="Standard">Data Roles</text:p>
      <text:p text:style-name="Standard"><text:s text:c="4"/>- Currently Data Roles and data access restructions are performed within a given VDB.</text:p>
      <text:p text:style-name="Standard"><text:s text:c="4"/>- These roles and restrictions are not transportable</text:p>
      <text:p text:style-name="Standard"><text:s text:c="4"/>- Would be nice to allow creating multiple/reusable Data Roles for Models or sets of models?</text:p>
      <text:p text:style-name="Standard"><text:soft-page-break/></text:p>
      <text:p text:style-name="Standard"><text:s text:c="4"/>- Involves Create, Read, Update, Delete, Execute, Alter booleans for Tables, Views, Columns, Parameters, etc....</text:p>
      <text:p text:style-name="Standard"></text:p>
      <text:p text:style-name="Standard">Translator Overrides</text:p>
      <text:p text:style-name="Standard"><text:s text:c="4"/>- Currently Translator overrides are performed within a given VDB</text:p>
      <text:p text:style-name="Standard"><text:s text:c="4"/>- These overrides are not transportable</text:p>
      <text:p text:style-name="Standard"><text:s text:c="4"/>- Would be nice to allow creating multiple/reusable</text:p>
      <text:p text:style-name="Standard"></text:p>
      <text:p text:style-name="Standard">VDB</text:p>
      <text:p text:style-name="Standard"></text:p>
      <text:p text:style-name="Standard"><text:s text:c="4"/>- Add/Remove Model</text:p>
      <text:p text:style-name="Standard"><text:s text:c="8"/>- Connection Info (JNDI Name, Translator, etc...)</text:p>
      <text:p text:style-name="Standard"><text:s text:c="4"/>- Set Property (Query Timeout, Description, etc....)</text:p>
      <text:p text:style-name="Standard"><text:s text:c="4"/>- Add/Remove Table, View, Procedure, Function</text:p>
      <text:p text:style-name="Standard"><text:s text:c="4"/>- Add/Remove VDB Import reference</text:p>
      <text:p text:style-name="Standard"></text:p>
      <text:p text:style-name="Standard">VDB User Files</text:p>
      <text:p text:style-name="Standard"><text:s text:c="4"/>- Currently added to VDB zip file</text:p>
      <text:p text:style-name="Standard"><text:s text:c="4"/>- Investigate how/where these should/could be deployed into a server location to be accessed by 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y LaFond</meta:initial-creator>
    <meta:creation-date>2013-11-04T13:38:24</meta:creation-date>
    <dc:date>2013-11-04T13:43:56</dc:date>
    <dc:creator>Barry LaFond</dc:creator>
    <meta:editing-duration>P0D</meta:editing-duration>
    <meta:editing-cycles>1</meta:editing-cycles>
    <meta:document-statistic meta:table-count="0" meta:image-count="0" meta:object-count="0" meta:page-count="3" meta:paragraph-count="115" meta:word-count="349" meta:character-count="2550" meta:non-whitespace-character-count="1897"/>
    <meta:generator>LibreOffice/3.5$Linux_X86_64 LibreOffice_project/350m1$Build-2</meta:generator>
  </office:meta>
</office:document-meta>
</file>